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51cm"/>
    </style:style>
    <style:style style:name="co2" style:family="table-column">
      <style:table-column-properties fo:break-before="auto" style:column-width="4.163cm"/>
    </style:style>
    <style:style style:name="co3" style:family="table-column">
      <style:table-column-properties fo:break-before="auto" style:column-width="4.967cm"/>
    </style:style>
    <style:style style:name="co4" style:family="table-column">
      <style:table-column-properties fo:break-before="auto" style:column-width="5.583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4.23cm"/>
    </style:style>
    <style:style style:name="co7" style:family="table-column">
      <style:table-column-properties fo:break-before="auto" style:column-width="4.669cm"/>
    </style:style>
    <style:style style:name="co8" style:family="table-column">
      <style:table-column-properties fo:break-before="auto" style:column-width="3.672cm"/>
    </style:style>
    <style:style style:name="co9" style:family="table-column">
      <style:table-column-properties fo:break-before="auto" style:column-width="3.501cm"/>
    </style:style>
    <style:style style:name="co10" style:family="table-column">
      <style:table-column-properties fo:break-before="auto" style:column-width="3.778cm"/>
    </style:style>
    <style:style style:name="co11" style:family="table-column">
      <style:table-column-properties fo:break-before="auto" style:column-width="3.12cm"/>
    </style:style>
    <style:style style:name="co12" style:family="table-column">
      <style:table-column-properties fo:break-before="auto" style:column-width="3.311cm"/>
    </style:style>
    <style:style style:name="co13" style:family="table-column">
      <style:table-column-properties fo:break-before="auto" style:column-width="3.099cm"/>
    </style:style>
    <style:style style:name="co14" style:family="table-column">
      <style:table-column-properties fo:break-before="auto" style:column-width="3.609cm"/>
    </style:style>
    <style:style style:name="co15" style:family="table-column">
      <style:table-column-properties fo:break-before="auto" style:column-width="3.395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b4c7dc" fo:border="0.74pt solid #000000"/>
    </style:style>
    <style:style style:name="ce3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 style:data-style-name="N0">
      <style:table-cell-properties fo:background-color="#dde8cb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order-bottom="0.74pt solid #000000" fo:background-color="#b4c7e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ackground-color="#b4c7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18" style:family="table-cell" style:parent-style-name="Default" style:data-style-name="N0"/>
    <style:style style:name="ce17" style:family="table-cell" style:parent-style-name="Default">
      <style:table-cell-properties fo:border-bottom="0.74pt solid #000000" fo:background-color="#b4c7e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cm"/>
    </style:style>
    <style:style style:name="ce25" style:family="table-cell" style:parent-style-name="Default">
      <style:table-cell-properties fo:background-color="#ffdbb6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Test Number</text:p>
          </table:table-cell>
          <table:table-cell table:style-name="ce1" office:value-type="string" calcext:value-type="string" table:number-columns-spanned="1" table:number-rows-spanned="3">
            <text:p>Matrix Size</text:p>
          </table:table-cell>
          <table:table-cell table:style-name="ce1" office:value-type="string" calcext:value-type="string" table:number-columns-spanned="1" table:number-rows-spanned="2">
            <text:p>Serial Bubble Sorting</text:p>
          </table:table-cell>
          <table:table-cell table:style-name="ce1" office:value-type="string" calcext:value-type="string" table:number-columns-spanned="1" table:number-rows-spanned="2">
            <text:p>Serial Standart Sorting</text:p>
          </table:table-cell>
          <table:table-cell table:style-name="ce13" office:value-type="string" calcext:value-type="string" table:number-columns-spanned="9" table:number-rows-spanned="1">
            <text:p>Parallel algorithm</text:p>
          </table:table-cell>
          <table:covered-table-cell table:number-columns-repeated="4" table:style-name="ce17"/>
          <table:covered-table-cell table:style-name="ce13"/>
          <table:covered-table-cell table:number-columns-repeated="3"/>
          <table:table-cell table:number-columns-repeated="2"/>
        </table:table-row>
        <table:table-row table:style-name="ro1">
          <table:covered-table-cell table:number-columns-repeated="2" table:style-name="ce2"/>
          <table:covered-table-cell table:number-columns-repeated="2" table:style-name="ce10"/>
          <table:table-cell table:style-name="ce14" office:value-type="string" calcext:value-type="string" table:number-columns-spanned="3" table:number-rows-spanned="1">
            <text:p>2 processors</text:p>
          </table:table-cell>
          <table:covered-table-cell table:style-name="ce14"/>
          <table:covered-table-cell/>
          <table:table-cell table:style-name="ce14" office:value-type="string" calcext:value-type="string" table:number-columns-spanned="3" table:number-rows-spanned="1">
            <text:p>4 processors</text:p>
          </table:table-cell>
          <table:covered-table-cell table:style-name="ce14"/>
          <table:covered-table-cell/>
          <table:table-cell table:style-name="ce14" office:value-type="string" calcext:value-type="string" table:number-columns-spanned="3" table:number-rows-spanned="1">
            <text:p>8 processors</text:p>
          </table:table-cell>
          <table:covered-table-cell table:style-name="ce14"/>
          <table:covered-table-cell/>
          <table:table-cell table:number-columns-repeated="2"/>
        </table:table-row>
        <table:table-row table:style-name="ro2">
          <table:covered-table-cell table:number-columns-repeated="2"/>
          <table:table-cell table:number-columns-repeated="2" table:style-name="ce21" office:value-type="string" calcext:value-type="string">
            <text:p>Execution Time (sec)</text:p>
          </table:table-cell>
          <table:table-cell table:style-name="ce15" office:value-type="string" calcext:value-type="string">
            <text:p>Time</text:p>
          </table:table-cell>
          <table:table-cell table:style-name="ce19" office:value-type="string" calcext:value-type="string">
            <text:p>Speed up Serial</text:p>
          </table:table-cell>
          <table:table-cell table:style-name="ce15" office:value-type="string" calcext:value-type="string">
            <text:p>Spead up STD</text:p>
          </table:table-cell>
          <table:table-cell table:style-name="ce15" office:value-type="string" calcext:value-type="string">
            <text:p>Time</text:p>
          </table:table-cell>
          <table:table-cell table:style-name="ce19" office:value-type="string" calcext:value-type="string">
            <text:p>Speed up Serial</text:p>
          </table:table-cell>
          <table:table-cell table:style-name="ce15" office:value-type="string" calcext:value-type="string">
            <text:p>Spead up STD</text:p>
          </table:table-cell>
          <table:table-cell table:style-name="ce15" office:value-type="string" calcext:value-type="string">
            <text:p>Time</text:p>
          </table:table-cell>
          <table:table-cell table:style-name="ce19" office:value-type="string" calcext:value-type="string">
            <text:p>Speed up Serial</text:p>
          </table:table-cell>
          <table:table-cell table:style-name="ce15" office:value-type="string" calcext:value-type="string">
            <text:p>Spead up STD</text:p>
          </table:table-cell>
          <table:table-cell table:number-columns-repeated="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12" office:value-type="float" office:value="0.000001" calcext:value-type="float">
            <text:p>0,000001</text:p>
          </table:table-cell>
          <table:table-cell table:style-name="ce12" office:value-type="float" office:value="0.000002" calcext:value-type="float">
            <text:p>0,000002</text:p>
          </table:table-cell>
          <table:table-cell table:style-name="ce12" office:value-type="float" office:value="0.000262" calcext:value-type="float">
            <text:p>0,000262</text:p>
          </table:table-cell>
          <table:table-cell table:style-name="ce5" table:formula="of:=ROUND([.C4]/[.E4]; 8)" office:value-type="float" office:value="0.00381679" calcext:value-type="float">
            <text:p>0,00381679</text:p>
          </table:table-cell>
          <table:table-cell table:style-name="ce26" table:formula="of:=ROUND([.D4]/[.E4]; 8)" office:value-type="float" office:value="0.00763359" calcext:value-type="float">
            <text:p>0,00763359</text:p>
          </table:table-cell>
          <table:table-cell table:style-name="ce7" office:value-type="float" office:value="0.047955" calcext:value-type="float">
            <text:p>0,047955</text:p>
          </table:table-cell>
          <table:table-cell table:style-name="ce25" table:formula="of:=ROUND([.C4]/[.H4]; 8)" office:value-type="float" office:value="0.00002085" calcext:value-type="float">
            <text:p>0,00002085</text:p>
          </table:table-cell>
          <table:table-cell table:style-name="ce26" table:formula="of:=ROUND([.D4]/[.H4]; 8)" office:value-type="float" office:value="0.00004171" calcext:value-type="float">
            <text:p>0,00004171</text:p>
          </table:table-cell>
          <table:table-cell table:style-name="ce7" office:value-type="float" office:value="0.131985" calcext:value-type="float">
            <text:p>0,131985</text:p>
          </table:table-cell>
          <table:table-cell table:style-name="ce25" table:formula="of:=ROUND([.C4]/[.K4]; 8)" office:value-type="float" office:value="0.00000758" calcext:value-type="float">
            <text:p>0,00000758</text:p>
          </table:table-cell>
          <table:table-cell table:style-name="ce26" table:formula="of:=ROUND([.D4]/[.K4]; 8)" office:value-type="float" office:value="0.00001515" calcext:value-type="float">
            <text:p>0,00001515</text:p>
          </table:table-cell>
          <table:table-cell table:number-columns-repeated="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float" office:value="100" calcext:value-type="float">
            <text:p>100</text:p>
          </table:table-cell>
          <table:table-cell table:style-name="ce12" office:value-type="float" office:value="0.000022" calcext:value-type="float">
            <text:p>0,000022</text:p>
          </table:table-cell>
          <table:table-cell table:style-name="ce12" office:value-type="float" office:value="0.000007" calcext:value-type="float">
            <text:p>0,000007</text:p>
          </table:table-cell>
          <table:table-cell table:style-name="ce12" office:value-type="float" office:value="0.000049" calcext:value-type="float">
            <text:p>0,000049</text:p>
          </table:table-cell>
          <table:table-cell table:style-name="ce5" table:formula="of:=ROUND([.C5]/[.E5]; 8)" office:value-type="float" office:value="0.44897959" calcext:value-type="float">
            <text:p>0,44897959</text:p>
          </table:table-cell>
          <table:table-cell table:style-name="ce26" table:formula="of:=ROUND([.D5]/[.E5]; 8)" office:value-type="float" office:value="0.14285714" calcext:value-type="float">
            <text:p>0,14285714</text:p>
          </table:table-cell>
          <table:table-cell table:style-name="ce7" office:value-type="float" office:value="0.02402" calcext:value-type="float">
            <text:p>0,02402</text:p>
          </table:table-cell>
          <table:table-cell table:style-name="ce25" table:formula="of:=ROUND([.C5]/[.H5]; 8)" office:value-type="float" office:value="0.0009159" calcext:value-type="float">
            <text:p>0,0009159</text:p>
          </table:table-cell>
          <table:table-cell table:style-name="ce26" table:formula="of:=ROUND([.D5]/[.H5]; 8)" office:value-type="float" office:value="0.00029142" calcext:value-type="float">
            <text:p>0,00029142</text:p>
          </table:table-cell>
          <table:table-cell table:style-name="ce7" office:value-type="float" office:value="0.072027" calcext:value-type="float">
            <text:p>0,072027</text:p>
          </table:table-cell>
          <table:table-cell table:style-name="ce25" table:formula="of:=ROUND([.C5]/[.K5]; 8)" office:value-type="float" office:value="0.00030544" calcext:value-type="float">
            <text:p>0,00030544</text:p>
          </table:table-cell>
          <table:table-cell table:style-name="ce26" table:formula="of:=ROUND([.D5]/[.K5]; 8)" office:value-type="float" office:value="0.00009719" calcext:value-type="float">
            <text:p>0,00009719</text:p>
          </table:table-cell>
          <table:table-cell table:number-columns-repeated="2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float" office:value="10000" calcext:value-type="float">
            <text:p>10000</text:p>
          </table:table-cell>
          <table:table-cell table:style-name="ce12" office:value-type="float" office:value="0.16593" calcext:value-type="float">
            <text:p>0,16593</text:p>
          </table:table-cell>
          <table:table-cell table:style-name="ce12" office:value-type="float" office:value="0.001146" calcext:value-type="float">
            <text:p>0,001146</text:p>
          </table:table-cell>
          <table:table-cell table:style-name="ce12" office:value-type="float" office:value="0.101954" calcext:value-type="float">
            <text:p>0,101954</text:p>
          </table:table-cell>
          <table:table-cell table:style-name="ce5" table:formula="of:=ROUND([.C6]/[.E6]; 8)" office:value-type="float" office:value="1.62749868" calcext:value-type="float">
            <text:p>1,62749868</text:p>
          </table:table-cell>
          <table:table-cell table:style-name="ce26" table:formula="of:=ROUND([.D6]/[.E6]; 8)" office:value-type="float" office:value="0.01124036" calcext:value-type="float">
            <text:p>0,01124036</text:p>
          </table:table-cell>
          <table:table-cell table:style-name="ce7" office:value-type="float" office:value="0.040002" calcext:value-type="float">
            <text:p>0,040002</text:p>
          </table:table-cell>
          <table:table-cell table:style-name="ce25" table:formula="of:=ROUND([.C6]/[.H6]; 8)" office:value-type="float" office:value="4.1480426" calcext:value-type="float">
            <text:p>4,1480426</text:p>
          </table:table-cell>
          <table:table-cell table:style-name="ce26" table:formula="of:=ROUND([.D6]/[.H6]; 8)" office:value-type="float" office:value="0.02864857" calcext:value-type="float">
            <text:p>0,02864857</text:p>
          </table:table-cell>
          <table:table-cell table:style-name="ce7" office:value-type="float" office:value="0.064007" calcext:value-type="float">
            <text:p>0,064007</text:p>
          </table:table-cell>
          <table:table-cell table:style-name="ce25" table:formula="of:=ROUND([.C6]/[.K6]; 8)" office:value-type="float" office:value="2.59237271" calcext:value-type="float">
            <text:p>2,59237271</text:p>
          </table:table-cell>
          <table:table-cell table:style-name="ce26" table:formula="of:=ROUND([.D6]/[.K6]; 8)" office:value-type="float" office:value="0.01790429" calcext:value-type="float">
            <text:p>0,01790429</text:p>
          </table:table-cell>
          <table:table-cell table:number-columns-repeated="2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float" office:value="20000" calcext:value-type="float">
            <text:p>20000</text:p>
          </table:table-cell>
          <table:table-cell table:style-name="ce12" office:value-type="float" office:value="0.87039" calcext:value-type="float">
            <text:p>0,87039</text:p>
          </table:table-cell>
          <table:table-cell table:style-name="ce12" office:value-type="float" office:value="0.002503" calcext:value-type="float">
            <text:p>0,002503</text:p>
          </table:table-cell>
          <table:table-cell table:style-name="ce12" office:value-type="float" office:value="0.330093" calcext:value-type="float">
            <text:p>0,330093</text:p>
          </table:table-cell>
          <table:table-cell table:style-name="ce5" table:formula="of:=ROUND([.C7]/[.E7]; 8)" office:value-type="float" office:value="2.63680236" calcext:value-type="float">
            <text:p>2,63680236</text:p>
          </table:table-cell>
          <table:table-cell table:style-name="ce26" table:formula="of:=ROUND([.D7]/[.E7]; 8)" office:value-type="float" office:value="0.00758271" calcext:value-type="float">
            <text:p>0,00758271</text:p>
          </table:table-cell>
          <table:table-cell table:style-name="ce7" office:value-type="float" office:value="0.089178" calcext:value-type="float">
            <text:p>0,089178</text:p>
          </table:table-cell>
          <table:table-cell table:style-name="ce25" table:formula="of:=ROUND([.C7]/[.H7]; 8)" office:value-type="float" office:value="9.76014264" calcext:value-type="float">
            <text:p>9,76014264</text:p>
          </table:table-cell>
          <table:table-cell table:style-name="ce26" table:formula="of:=ROUND([.D7]/[.H7]; 8)" office:value-type="float" office:value="0.02806746" calcext:value-type="float">
            <text:p>0,02806746</text:p>
          </table:table-cell>
          <table:table-cell table:style-name="ce7" office:value-type="float" office:value="0.083544" calcext:value-type="float">
            <text:p>0,083544</text:p>
          </table:table-cell>
          <table:table-cell table:style-name="ce25" table:formula="of:=ROUND([.C7]/[.K7]; 8)" office:value-type="float" office:value="10.41834243" calcext:value-type="float">
            <text:p>10,41834243</text:p>
          </table:table-cell>
          <table:table-cell table:style-name="ce26" table:formula="of:=ROUND([.D7]/[.K7]; 8)" office:value-type="float" office:value="0.02996026" calcext:value-type="float">
            <text:p>0,02996026</text:p>
          </table:table-cell>
          <table:table-cell table:number-columns-repeated="2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float" office:value="30000" calcext:value-type="float">
            <text:p>30000</text:p>
          </table:table-cell>
          <table:table-cell table:style-name="ce12" office:value-type="float" office:value="2.120497" calcext:value-type="float">
            <text:p>2,120497</text:p>
          </table:table-cell>
          <table:table-cell table:style-name="ce12" office:value-type="float" office:value="0.003773" calcext:value-type="float">
            <text:p>0,003773</text:p>
          </table:table-cell>
          <table:table-cell table:style-name="ce12" office:value-type="float" office:value="0.728632" calcext:value-type="float">
            <text:p>0,728632</text:p>
          </table:table-cell>
          <table:table-cell table:style-name="ce5" table:formula="of:=ROUND([.C8]/[.E8]; 8)" office:value-type="float" office:value="2.91024413" calcext:value-type="float">
            <text:p>2,91024413</text:p>
          </table:table-cell>
          <table:table-cell table:style-name="ce26" table:formula="of:=ROUND([.D8]/[.E8]; 8)" office:value-type="float" office:value="0.0051782" calcext:value-type="float">
            <text:p>0,0051782</text:p>
          </table:table-cell>
          <table:table-cell table:style-name="ce7" office:value-type="float" office:value="0.210347" calcext:value-type="float">
            <text:p>0,210347</text:p>
          </table:table-cell>
          <table:table-cell table:style-name="ce25" table:formula="of:=ROUND([.C8]/[.H8]; 8)" office:value-type="float" office:value="10.0809472" calcext:value-type="float">
            <text:p>10,0809472</text:p>
          </table:table-cell>
          <table:table-cell table:style-name="ce26" table:formula="of:=ROUND([.D8]/[.H8]; 8)" office:value-type="float" office:value="0.01793703" calcext:value-type="float">
            <text:p>0,01793703</text:p>
          </table:table-cell>
          <table:table-cell table:style-name="ce7" office:value-type="float" office:value="0.091815" calcext:value-type="float">
            <text:p>0,091815</text:p>
          </table:table-cell>
          <table:table-cell table:style-name="ce25" table:formula="of:=ROUND([.C8]/[.K8]; 8)" office:value-type="float" office:value="23.09532212" calcext:value-type="float">
            <text:p>23,09532212</text:p>
          </table:table-cell>
          <table:table-cell table:style-name="ce26" table:formula="of:=ROUND([.D8]/[.K8]; 8)" office:value-type="float" office:value="0.0410935" calcext:value-type="float">
            <text:p>0,0410935</text:p>
          </table:table-cell>
          <table:table-cell table:number-columns-repeated="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5" office:value-type="float" office:value="40000" calcext:value-type="float">
            <text:p>40000</text:p>
          </table:table-cell>
          <table:table-cell table:style-name="ce12" office:value-type="float" office:value="4.048974" calcext:value-type="float">
            <text:p>4,048974</text:p>
          </table:table-cell>
          <table:table-cell table:style-name="ce12" office:value-type="float" office:value="0.005341" calcext:value-type="float">
            <text:p>0,005341</text:p>
          </table:table-cell>
          <table:table-cell table:style-name="ce12" office:value-type="float" office:value="1.531978" calcext:value-type="float">
            <text:p>1,531978</text:p>
          </table:table-cell>
          <table:table-cell table:style-name="ce5" table:formula="of:=ROUND([.C9]/[.E9]; 8)" office:value-type="float" office:value="2.64297137" calcext:value-type="float">
            <text:p>2,64297137</text:p>
          </table:table-cell>
          <table:table-cell table:style-name="ce26" table:formula="of:=ROUND([.D9]/[.E9]; 8)" office:value-type="float" office:value="0.00348634" calcext:value-type="float">
            <text:p>0,00348634</text:p>
          </table:table-cell>
          <table:table-cell table:style-name="ce7" office:value-type="float" office:value="0.490096" calcext:value-type="float">
            <text:p>0,490096</text:p>
          </table:table-cell>
          <table:table-cell table:style-name="ce25" table:formula="of:=ROUND([.C9]/[.H9]; 8)" office:value-type="float" office:value="8.26159365" calcext:value-type="float">
            <text:p>8,26159365</text:p>
          </table:table-cell>
          <table:table-cell table:style-name="ce26" table:formula="of:=ROUND([.D9]/[.H9]; 8)" office:value-type="float" office:value="0.01089786" calcext:value-type="float">
            <text:p>0,01089786</text:p>
          </table:table-cell>
          <table:table-cell table:style-name="ce7" office:value-type="float" office:value="0.135989" calcext:value-type="float">
            <text:p>0,135989</text:p>
          </table:table-cell>
          <table:table-cell table:style-name="ce25" table:formula="of:=ROUND([.C9]/[.K9]; 8)" office:value-type="float" office:value="29.77427586" calcext:value-type="float">
            <text:p>29,77427586</text:p>
          </table:table-cell>
          <table:table-cell table:style-name="ce26" table:formula="of:=ROUND([.D9]/[.K9]; 8)" office:value-type="float" office:value="0.03927524" calcext:value-type="float">
            <text:p>0,03927524</text:p>
          </table:table-cell>
          <table:table-cell table:number-columns-repeated="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5" office:value-type="float" office:value="50000" calcext:value-type="float">
            <text:p>50000</text:p>
          </table:table-cell>
          <table:table-cell table:style-name="ce12" office:value-type="float" office:value="7.109899" calcext:value-type="float">
            <text:p>7,109899</text:p>
          </table:table-cell>
          <table:table-cell table:style-name="ce12" office:value-type="float" office:value="0.006717" calcext:value-type="float">
            <text:p>0,006717</text:p>
          </table:table-cell>
          <table:table-cell table:style-name="ce12" office:value-type="float" office:value="2.410425" calcext:value-type="float">
            <text:p>2,410425</text:p>
          </table:table-cell>
          <table:table-cell table:style-name="ce5" table:formula="of:=ROUND([.C10]/[.E10]; 8)" office:value-type="float" office:value="2.94964539" calcext:value-type="float">
            <text:p>2,94964539</text:p>
          </table:table-cell>
          <table:table-cell table:style-name="ce26" table:formula="of:=ROUND([.D10]/[.E10]; 8)" office:value-type="float" office:value="0.00278665" calcext:value-type="float">
            <text:p>0,00278665</text:p>
          </table:table-cell>
          <table:table-cell table:style-name="ce7" office:value-type="float" office:value="0.531543" calcext:value-type="float">
            <text:p>0,531543</text:p>
          </table:table-cell>
          <table:table-cell table:style-name="ce25" table:formula="of:=ROUND([.C10]/[.H10]; 8)" office:value-type="float" office:value="13.37596206" calcext:value-type="float">
            <text:p>13,37596206</text:p>
          </table:table-cell>
          <table:table-cell table:style-name="ce26" table:formula="of:=ROUND([.D10]/[.H10]; 8)" office:value-type="float" office:value="0.0126368" calcext:value-type="float">
            <text:p>0,0126368</text:p>
          </table:table-cell>
          <table:table-cell table:style-name="ce7" office:value-type="float" office:value="0.21093" calcext:value-type="float">
            <text:p>0,21093</text:p>
          </table:table-cell>
          <table:table-cell table:style-name="ce25" table:formula="of:=ROUND([.C10]/[.K10]; 8)" office:value-type="float" office:value="33.70738634" calcext:value-type="float">
            <text:p>33,70738634</text:p>
          </table:table-cell>
          <table:table-cell table:style-name="ce26" table:formula="of:=ROUND([.D10]/[.K10]; 8)" office:value-type="float" office:value="0.03184469" calcext:value-type="float">
            <text:p>0,03184469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18"/>
          <table:table-cell table:number-columns-repeated="10"/>
        </table:table-row>
        <table:table-row table:style-name="ro2" table:number-rows-repeated="12">
          <table:table-cell table:number-columns-repeated="15"/>
        </table:table-row>
        <table:table-row table:style-name="ro3">
          <table:table-cell table:number-columns-repeated="15"/>
        </table:table-row>
        <table:table-row table:style-name="ro2" table:number-rows-repeated="2">
          <table:table-cell table:number-columns-repeated="15"/>
        </table:table-row>
        <table:table-row table:style-name="ro4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і_20_стрі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грн.</number:text>
    </number:number-style>
    <number:number-style style:name="N115"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грн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грн.</number:text>
    </number:number-style>
    <number:number-style style:name="N118"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грн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day number:style="long"/>
      <number:text>.</number:text>
      <number:month number:textual="true"/>
    </number:date-style>
    <number:date-style style:name="N122">
      <number:month number:textual="true"/>
      <number:text>.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:</number:text>
      <number:seconds number:style="long"/>
    </number:time-style>
    <number:date-style style:name="N12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9P0" style:volatile="true">
      <number:number number:decimal-places="0" number:min-decimal-places="0" number:min-integer-digits="1" number:grouping="true"/>
      <number:text loext:blank-width-char="г1_р3_н5_.7">     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г1_р3_н5_.7">     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г1_р3_н5_.7">     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г1_р3_н5_.7">     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г1_р3_н5_.7">     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г1_р3_н5_.7">     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г1_р3_н5_.7">     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г1_р3_н5_.7">     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г1_р3_н5_.7_-8">     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г1_р3_н5_.7_-8">         </number:text>
    </number:number-style>
    <number:number-style style:name="N137P2" style:volatile="true">
      <number:text loext:blank-width-char="-"> </number:text>
      <number:fill-character> </number:fill-character>
      <number:text loext:blank-width-char="г2_р4_н6_.8_-9">-     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5"> грн.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5"> грн. </number:text>
    </number:number-style>
    <number:number-style style:name="N141P2" style:volatile="true">
      <number:text loext:blank-width-char="-"> </number:text>
      <number:fill-character> </number:fill-character>
      <number:text loext:blank-width-char="-6">- грн.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г1_р3_н5_.7_-8">     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г1_р3_н5_.7_-8">     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г1_р3_н5_.7_-8">     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5"> грн.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5"> грн.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5"> грн.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4P0" style:volatile="true">
      <number:number number:decimal-places="0" number:min-decimal-places="0" number:min-integer-digits="1" number:grouping="true"/>
      <number:text> грн.</number:text>
    </number:number-style>
    <number:number-style style:name="N154"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  <number:text> грн.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грн.</number:text>
    </number:number-style>
    <number:number-style style:name="N156"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грн.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  <number:text loext:blank-width-char="г1_р3_н5_.7">        </number:text>
    </number:number-style>
    <number:number-style style:name="N158">
      <number:text>-</number:text>
      <number:number number:decimal-places="0" number:min-decimal-places="0" number:min-integer-digits="1" number:grouping="true"/>
      <number:text loext:blank-width-char="г1_р3_н5_.7">        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 loext:blank-width-char="г1_р3_н5_.7">        </number:text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number:text loext:blank-width-char="г1_р3_н5_.7">        </number:text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  <number:text loext:blank-width-char="г1_р3_н5_.7">        </number:text>
    </number:number-style>
    <number:number-style style:name="N160">
      <number:text>-</number:text>
      <number:number number:decimal-places="2" number:min-decimal-places="2" number:min-integer-digits="1" number:grouping="true"/>
      <number:text loext:blank-width-char="г1_р3_н5_.7">        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 loext:blank-width-char="г1_р3_н5_.7">        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 loext:blank-width-char="г1_р3_н5_.7">        </number:text>
      <style:map style:condition="value()&gt;=0" style:apply-style-name="N161P0"/>
    </number:number-style>
    <number:number-style style:name="N16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г1_р3_н5_.7_-8">         </number:text>
    </number:number-style>
    <number:number-style style:name="N16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г1_р3_н5_.7_-8">         </number:text>
    </number:number-style>
    <number:number-style style:name="N162P2" style:volatile="true">
      <number:text loext:blank-width-char="-"> </number:text>
      <number:fill-character> </number:fill-character>
      <number:text loext:blank-width-char="г2_р4_н6_.8_-9">-         </number:text>
    </number:number-style>
    <number:text-style style:name="N162">
      <number:text loext:blank-width-char="-"> </number:text>
      <number:text-content/>
      <number:text loext:blank-width-char="-"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5"> грн. </number:text>
    </number:number-style>
    <number:number-style style:name="N16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5"> грн. </number:text>
    </number:number-style>
    <number:number-style style:name="N163P2" style:volatile="true">
      <number:text loext:blank-width-char="-"> </number:text>
      <number:fill-character> </number:fill-character>
      <number:text loext:blank-width-char="-6">- грн. </number:text>
    </number:number-style>
    <number:text-style style:name="N163">
      <number:text loext:blank-width-char="-"> </number:text>
      <number:text-content/>
      <number:text loext:blank-width-char="-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г1_р3_н5_.7_-8">         </number:text>
    </number:number-style>
    <number:number-style style:name="N16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г1_р3_н5_.7_-8">         </number:text>
    </number:number-style>
    <number:number-style style:name="N16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г1_р3_н5_.7_-8">         </number:text>
    </number:number-style>
    <number:text-style style:name="N164">
      <number:text loext:blank-width-char="-"> </number:text>
      <number:text-content/>
      <number:text loext:blank-width-char="-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5"> грн.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5"> грн. </number:text>
    </number:number-style>
    <number:number-style style:name="N16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5"> грн. </number:text>
    </number:number-style>
    <number:text-style style:name="N165">
      <number:text loext:blank-width-char="-"> </number:text>
      <number:text-content/>
      <number:text loext:blank-width-char="-"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і_20_стрілок_20_1" draw:display-name="Стилі стрі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5">00.00.0000</text:date>, <text:time style:data-style-name="N2" text:time-value="20:13:39.299545600">00:00:00</text:time></text:p>
        </style:region-right>
      </style:header>
      <style:header-left style:display="false"/>
      <style:header-first style:display="false"/>
      <style:footer>
        <text:p>Сторінк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5T16:16:12.473338500</meta:creation-date>
    <dc:date>2025-10-25T20:24:01.978609700</dc:date>
    <meta:editing-duration>PT2H51M46S</meta:editing-duration>
    <meta:editing-cycles>9</meta:editing-cycles>
    <meta:generator>LibreOffice/25.8.1.1$Windows_X86_64 LibreOffice_project/54047653041915e595ad4e45cccea684809c77b5</meta:generator>
    <meta:document-statistic meta:table-count="1" meta:cell-count="110" meta:object-count="0"/>
  </office:meta>
</office:document-meta>
</file>